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none"/>
      <style:paragraph-properties fo:margin-left="0.5in" fo:margin-right="0in" fo:margin-top="0in" fo:margin-bottom="0in" loext:contextual-spacing="false" fo:text-indent="0in" style:auto-text-indent="false" fo:background-color="transparent"/>
      <style:text-properties fo:color="#000000" fo:font-style="normal" fo:font-weight="normal" officeooo:paragraph-rsid="00064677" style:font-style-asian="normal" style:font-weight-asian="normal" style:font-style-complex="normal" style:font-weight-complex="normal"/>
    </style:style>
    <style:style style:name="P2" style:family="paragraph" style:parent-style-name="Preformatted_20_Text" style:master-page-name="">
      <loext:graphic-properties draw:fill="none"/>
      <style:paragraph-properties fo:margin-left="0.5in" fo:margin-right="0in" fo:margin-top="0in" fo:margin-bottom="0in" loext:contextual-spacing="false" fo:text-indent="0in" style:auto-text-indent="false" style:page-number="auto" fo:background-color="transparent">
        <style:tab-stops>
          <style:tab-stop style:position="0.4898in"/>
        </style:tab-stops>
      </style:paragraph-properties>
      <style:text-properties fo:color="#ffbf00" officeooo:paragraph-rsid="00064677"/>
    </style:style>
    <style:style style:name="P3"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000000" officeooo:paragraph-rsid="00064677"/>
    </style:style>
    <style:style style:name="P4"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officeooo:paragraph-rsid="00064677"/>
    </style:style>
    <style:style style:name="P5"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fo:font-style="italic" fo:font-weight="bold" officeooo:paragraph-rsid="00064677" style:font-style-asian="italic" style:font-weight-asian="bold" style:font-style-complex="italic" style:font-weight-complex="bold"/>
    </style:style>
    <style:style style:name="P6"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officeooo:paragraph-rsid="00064677"/>
    </style:style>
    <style:style style:name="P7"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color="#ffbf00" fo:language="id" fo:country="ID" fo:font-style="italic" fo:font-weight="bold" officeooo:paragraph-rsid="00064677" style:font-style-asian="italic" style:font-weight-asian="bold" style:font-style-complex="italic" style:font-weight-complex="bold"/>
    </style:style>
    <style:style style:name="P8"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font-style="italic" fo:font-weight="bold" officeooo:rsid="000759c5" officeooo:paragraph-rsid="00064677" style:font-style-asian="italic" style:font-weight-asian="bold" style:font-style-complex="italic" style:font-weight-complex="bold"/>
    </style:style>
    <style:style style:name="P9"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font-style="italic" fo:font-weight="bold" officeooo:paragraph-rsid="00064677" style:font-style-asian="italic" style:font-weight-asian="bold" style:font-style-complex="italic" style:font-weight-complex="bold"/>
    </style:style>
    <style:style style:name="P10"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language="id" fo:country="ID" officeooo:paragraph-rsid="00064677"/>
    </style:style>
    <style:style style:name="P11" style:family="paragraph" style:parent-style-name="Preformatted_20_Text">
      <loext:graphic-properties draw:fill="none"/>
      <style:paragraph-properties fo:margin-left="0.5in" fo:margin-right="0in" fo:text-indent="0in" style:auto-text-indent="false" fo:background-color="transparent">
        <style:tab-stops>
          <style:tab-stop style:position="0.4898in"/>
        </style:tab-stops>
      </style:paragraph-properties>
      <style:text-properties fo:language="id" fo:country="ID" fo:font-style="italic" fo:font-weight="bold" officeooo:paragraph-rsid="00064677" style:font-style-asian="italic" style:font-weight-asian="bold" style:font-style-complex="italic" style:font-weight-complex="bold"/>
    </style:style>
    <style:style style:name="P12" style:family="paragraph" style:parent-style-name="Preformatted_20_Text">
      <loext:graphic-properties draw:fill="none"/>
      <style:paragraph-properties fo:margin-left="0.5in" fo:margin-right="0in" fo:margin-top="0in" fo:margin-bottom="0.1965in" loext:contextual-spacing="false" fo:text-align="start" style:justify-single-word="false" fo:text-indent="0in" style:auto-text-indent="false" fo:background-color="transparent" style:writing-mode="lr-tb"/>
      <style:text-properties fo:color="#ffbf00" fo:font-style="italic" fo:font-weight="bold" officeooo:paragraph-rsid="00064677" style:font-style-asian="italic" style:font-weight-asian="bold" style:font-style-complex="italic" style:font-weight-complex="bold"/>
    </style:style>
    <style:style style:name="P13"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4898in"/>
        </style:tab-stops>
      </style:paragraph-properties>
      <style:text-properties fo:color="#000000" officeooo:paragraph-rsid="00064677"/>
    </style:style>
    <style:style style:name="P14" style:family="paragraph" style:parent-style-name="Preformatted_20_Text">
      <loext:graphic-properties draw:fill="none"/>
      <style:paragraph-properties fo:margin-left="0.5in" fo:margin-right="0in" fo:margin-top="0in" fo:margin-bottom="0in" loext:contextual-spacing="false" fo:text-indent="-0.5in" style:auto-text-indent="false" fo:background-color="transparent">
        <style:tab-stops>
          <style:tab-stop style:position="0.4898in"/>
        </style:tab-stops>
      </style:paragraph-properties>
      <style:text-properties officeooo:paragraph-rsid="00064677"/>
    </style:style>
    <style:style style:name="P15" style:family="paragraph" style:parent-style-name="Preformatted_20_Text" style:master-page-name="">
      <loext:graphic-properties draw:fill="none"/>
      <style:paragraph-properties fo:margin-left="0.5in" fo:margin-right="0in" fo:margin-top="0in" fo:margin-bottom="0in" loext:contextual-spacing="false" fo:text-indent="-0.5in" style:auto-text-indent="false" style:page-number="auto" fo:background-color="transparent">
        <style:tab-stops>
          <style:tab-stop style:position="0.4898in"/>
        </style:tab-stops>
      </style:paragraph-properties>
      <style:text-properties officeooo:paragraph-rsid="00064677"/>
    </style:style>
    <style:style style:name="P16" style:family="paragraph" style:parent-style-name="Preformatted_20_Text" style:master-page-name="">
      <loext:graphic-properties draw:fill="none"/>
      <style:paragraph-properties fo:margin-left="0.5in" fo:margin-right="0in" fo:margin-top="0in" fo:margin-bottom="0in" loext:contextual-spacing="false" fo:text-indent="-0.5in" style:auto-text-indent="false" style:page-number="auto" fo:background-color="transparent">
        <style:tab-stops>
          <style:tab-stop style:position="0.4898in"/>
        </style:tab-stops>
      </style:paragraph-properties>
      <style:text-properties officeooo:paragraph-rsid="00064677"/>
    </style:style>
    <style:style style:name="P1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ab-stops>
          <style:tab-stop style:position="0.4898in"/>
        </style:tab-stops>
      </style:paragraph-properties>
      <style:text-properties fo:color="#000000" officeooo:paragraph-rsid="00064677"/>
    </style:style>
    <style:style style:name="P18"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fo:color="#000000" fo:font-style="normal" fo:font-weight="normal" officeooo:paragraph-rsid="00064677" style:font-style-asian="normal" style:font-weight-asian="normal" style:font-style-complex="normal" style:font-weight-complex="normal"/>
    </style:style>
    <style:style style:name="P19" style:family="paragraph" style:parent-style-name="Preformatted_20_Text">
      <loext:graphic-properties draw:fill="none"/>
      <style:paragraph-properties fo:margin-left="0in" fo:margin-right="0in" fo:text-indent="0in" style:auto-text-indent="false" fo:background-color="transparent">
        <style:tab-stops>
          <style:tab-stop style:position="0.4898in"/>
        </style:tab-stops>
      </style:paragraph-properties>
      <style:text-properties officeooo:paragraph-rsid="00064677"/>
    </style:style>
    <style:style style:name="P20" style:family="paragraph" style:parent-style-name="Preformatted_20_Text" style:master-page-name="">
      <loext:graphic-properties draw:fill="none"/>
      <style:paragraph-properties fo:margin-left="0.5in" fo:margin-right="0in" fo:margin-top="0in" fo:margin-bottom="0in" loext:contextual-spacing="false" fo:text-indent="-0.3752in" style:auto-text-indent="false" style:page-number="auto" fo:background-color="transparent">
        <style:tab-stops>
          <style:tab-stop style:position="0.4898in"/>
        </style:tab-stops>
      </style:paragraph-properties>
      <style:text-properties officeooo:paragraph-rsid="00064677"/>
    </style:style>
    <style:style style:name="T1" style:family="text">
      <style:text-properties fo:color="#8ae234" fo:font-weight="bold"/>
    </style:style>
    <style:style style:name="T2" style:family="text">
      <style:text-properties fo:color="#729fcf" fo:font-weight="bold"/>
    </style:style>
    <style:style style:name="T3" style:family="text">
      <style:text-properties fo:language="id" fo:country="ID"/>
    </style:style>
    <style:style style:name="T4" style:family="text">
      <style:text-properties fo:language="id" fo:country="ID" officeooo:rsid="00187d4c"/>
    </style:style>
    <style:style style:name="T5" style:family="text">
      <style:text-properties fo:language="id" fo:country="ID" officeooo:rsid="001a77bd"/>
    </style:style>
    <style:style style:name="T6" style:family="text">
      <style:text-properties fo:language="id" fo:country="ID" officeooo:rsid="000759c5"/>
    </style:style>
    <style:style style:name="T7" style:family="text">
      <style:text-properties fo:language="id" fo:country="ID" fo:font-style="italic" fo:font-weight="bold" style:font-style-asian="italic" style:font-weight-asian="bold" style:font-style-complex="italic" style:font-weight-complex="bold"/>
    </style:style>
    <style:style style:name="T8" style:family="text">
      <style:text-properties fo:language="id" fo:country="ID" fo:font-style="italic" fo:font-weight="bold" officeooo:rsid="000759c5" style:font-style-asian="italic" style:font-weight-asian="bold" style:font-style-complex="italic" style:font-weight-complex="bold"/>
    </style:style>
    <style:style style:name="T9" style:family="text">
      <style:text-properties officeooo:rsid="00187d4c"/>
    </style:style>
    <style:style style:name="T10" style:family="text">
      <style:text-properties fo:color="#ffbf00" fo:language="id" fo:country="ID"/>
    </style:style>
    <style:style style:name="T11" style:family="text">
      <style:text-properties fo:color="#ffbf00" fo:language="id" fo:country="ID" officeooo:rsid="001a77bd"/>
    </style:style>
    <style:style style:name="T12" style:family="text">
      <style:text-properties fo:color="#ffbf00" fo:language="id" fo:country="ID" fo:font-style="italic" fo:font-weight="bold" style:font-style-asian="italic" style:font-weight-asian="bold" style:font-style-complex="italic" style:font-weight-complex="bold"/>
    </style:style>
    <style:style style:name="T13" style:family="text">
      <style:text-properties fo:color="#ffbf00" fo:language="id" fo:country="ID" fo:font-style="italic" fo:font-weight="bold" officeooo:rsid="001a77bd" style:font-style-asian="italic" style:font-weight-asian="bold" style:font-style-complex="italic" style:font-weight-complex="bold"/>
    </style:style>
    <style:style style:name="T14" style:family="text">
      <style:text-properties officeooo:rsid="001a77bd"/>
    </style:style>
    <style:style style:name="T15" style:family="text">
      <style:text-properties officeooo:rsid="000759c5"/>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1af3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 </text:span><text:span text:style-name="T3">Anda dapat menjalankan skrip bash dari terminal atau dengan menjalankan file bash apa pun. Jalankan perintah berikut dari terminal untuk menjalankan pernyataan bash yang sangat sederhana. Output dari perintah tersebut adalah 'Hello World'.</text:span></text:p>
      <text:p text:style-name="P13"><text:span text:style-name="T3"/></text:p>
      <text:p text:style-name="P13"><text:span text:style-name="T9">1.</text:span><text:tab/>donie@donie-ThinkPad-T430:~$ echo ‘Hello World’</text:p>
      <text:p text:style-name="P3">Hello World</text:p>
      <text:p text:style-name="P3">donie@donie-ThinkPad-T430:~$ touch scripts.sh</text:p>
      <text:p text:style-name="P3">donie@donie-ThinkPad-T430:~$ nano scripts.sh</text:p>
      <text:p text:style-name="P3">donie@donie-ThinkPad-T430:~$ bash scripts.sh</text:p>
      <text:p text:style-name="P3">Hello World</text:p>
      <text:p text:style-name="P3">donie@donie-ThinkPad-T430:~$ chmod a+x scripts.sh</text:p>
      <text:p text:style-name="P3">donie@donie-ThinkPad-T430:~$ ./scripts.sh</text:p>
      <text:p text:style-name="P3">Hello World</text:p>
      <text:p text:style-name="P3"/>
      <text:p text:style-name="P17"/>
      <text:p text:style-name="P13"><text:bookmark text:name="tw-target-text8"/><text:span text:style-name="T3"><text:tab/></text:span><text:span text:style-name="T11">## </text:span><text:span text:style-name="T10">Anda dapat menggunakan perintah echo dengan berbagai opsi. Beberapa opsi yang berguna disebutkan dalam contoh berikut. Saat Anda menggunakan perintah 'echo' tanpa opsi apa pun, maka baris baru ditambahkan secara default. Opsi '-n' digunakan untuk mencetak teks apa pun tanpa baris baru dan opsi '-e' digunakan untuk menghapus karakter garis miring terbalik dari output. Buat file bash baru dengan nama, 'echo_example.sh' dan tambahkan skrip berikut.</text:span></text:p>
      <text:p text:style-name="P13"/>
      <text:p text:style-name="P13"><text:span text:style-name="T14">2</text:span><text:span text:style-name="T9">.</text:span><text:tab/>donie@donie-ThinkPad-T430:~$echo example.sh</text:p>
      <text:p text:style-name="P4">example.sh</text:p>
      <text:p text:style-name="P4">donie@donie-ThinkPad-T430:~$ nano example.sh</text:p>
      <text:p text:style-name="P4">donie@donie-ThinkPad-T430:~$ bash example.sh</text:p>
      <text:p text:style-name="P4">Printing text with newline, echo -n Printing text without newline, echo -e \nRemoving \t backslash \t characters\n</text:p>
      <text:p text:style-name="P4">donie@donie-ThinkPad-T430:~$ echo 'comment_example.sh'</text:p>
      <text:p text:style-name="P4">comment_example.sh</text:p>
      <text:p text:style-name="P4">donie@donie-ThinkPad-T430:~$ nano 'comment_example.sh'</text:p>
      <text:p text:style-name="P4">donie@donie-ThinkPad-T430:~$ bash comment_example.sh</text:p>
      <text:p text:style-name="P4">60</text:p>
      <text:p text:style-name="P4">donie@donie-ThinkPad-T430:~$ echo 'hello indonesia'</text:p>
      <text:p text:style-name="P4">hello indonesia</text:p>
      <text:p text:style-name="P4"/>
      <text:p text:style-name="P12"><text:span text:style-name="T5">## </text:span><text:span text:style-name="T3">Simbol '#' digunakan untuk menambahkan komentar satu baris dalam skrip bash. Buat file baru bernama 'comment_example.sh' dan tambahkan skrip berikut dengan komentar satu baris.</text:span></text:p>
      <text:p text:style-name="P15"><text:span text:style-name="T9">3.<text:tab/></text:span>donie@donie-ThinkPad-T430:~$ nano first.sh</text:p>
      <text:p text:style-name="P4">donie@donie-ThinkPad-T430:~$ bash first.sh</text:p>
      <text:p text:style-name="P4">hello indonesia</text:p>
      <text:p text:style-name="P4"><text:span text:style-name="T5"/></text:p>
      <text:p text:style-name="P19"><text:span text:style-name="T5"><text:tab/></text:span><text:span text:style-name="T13">##</text:span><text:span text:style-name="T12">Anda dapat menggunakan komentar multi baris di bash dengan berbagai <text:tab/>cara. Cara sederhana ditunjukkan pada contoh berikut. Buat bash baru <text:tab/>bernama, 'multiline-comment.sh' dan tambahkan skrip berikut. Di sini, <text:tab/>simbol ':' dan “ ’ ” digunakan untuk menambahkan komentar multiline dalam <text:tab/>skrip bash. Script berikut ini akan menghitung kuadrat dari 5.</text:span></text:p>
      <text:p text:style-name="P5"/>
      <text:p text:style-name="P14"><text:span text:style-name="T9">4.<text:tab/></text:span>donie@donie-ThinkPad-T430:~$ echo 'multiline-comment.sh'</text:p>
      <text:p text:style-name="P4">multiline-comment.sh</text:p>
      <text:p text:style-name="P4">donie@donie-ThinkPad-T430:~$ echo 'multiline-comment.sh'</text:p>
      <text:p text:style-name="P4">multiline-comment.sh</text:p>
      <text:p text:style-name="P4">donie@donie-ThinkPad-T430:~$ nano 'multiline-comment.sh'</text:p>
      <text:p text:style-name="P4">donie@donie-ThinkPad-T430:~$ bash multiline-comment.sh</text:p>
      <text:p text:style-name="P4">25</text:p>
      <text:p text:style-name="P4"/>
      <text:p text:style-name="P5"><text:span text:style-name="T6"/></text:p>
      <text:p text:style-name="P5"><text:span text:style-name="T6"/></text:p>
      <text:p text:style-name="P5"><text:span text:style-name="T6"/></text:p>
      <text:p text:style-name="P5"><text:soft-page-break/><text:span text:style-name="T6">##</text:span><text:bookmark text:name="tw-target-text"/><text:span text:style-name="T6"> </text:span><text:span text:style-name="T3">Buat file bash dengan nama, 'while_example.sh', untuk mengetahui penggunaan while loop. Dalam contoh, while loop akan berulang sebanyak 5 kali. Nilai variabel count akan bertambah 1 di setiap langkah. Ketika nilai variabel count akan 5 maka while loop akan berhenti.</text:span></text:p>
      <text:p text:style-name="P8"/>
      <text:p text:style-name="P15"><text:span text:style-name="T9">5.<text:tab/></text:span>donie@donie-ThinkPad-T430:~$ echo 'while_example.sh'</text:p>
      <text:p text:style-name="P4">while_example.sh</text:p>
      <text:p text:style-name="P4">donie@donie-ThinkPad-T430:~$ nano 'while_example.sh'</text:p>
      <text:p text:style-name="P4">donie@donie-ThinkPad-T430:~$ bash while_example.sh</text:p>
      <text:p text:style-name="P4">1</text:p>
      <text:p text:style-name="P4">2</text:p>
      <text:p text:style-name="P4">3</text:p>
      <text:p text:style-name="P4">4</text:p>
      <text:p text:style-name="P4">5</text:p>
      <text:p text:style-name="P4"/>
      <text:p text:style-name="P5"><text:span text:style-name="T15">##</text:span><text:bookmark text:name="tw-target-text1"/><text:span text:style-name="T15"> </text:span><text:span text:style-name="T3">Deklarasi dasar for loop ditunjukkan pada contoh berikut. Buat file bernama 'for_example.sh' dan tambahkan skrip berikut menggunakan for loop. Di sini, for loop akan mengulangi 10 kali dan mencetak semua nilai variabel, counter dalam satu baris.</text:span></text:p>
      <text:p text:style-name="P9"><text:span text:style-name="T3"/></text:p>
      <text:p text:style-name="P19"><text:span text:style-name="T9">6. <text:tab/></text:span>donie@donie-ThinkPad-T430:~$ echo 'for_example.sh'</text:p>
      <text:p text:style-name="P4">for_example.sh</text:p>
      <text:p text:style-name="P4">donie@donie-ThinkPad-T430:~$ nano 'for_example.sh'</text:p>
      <text:p text:style-name="P4">donie@donie-ThinkPad-T430:~$ bash for_example.sh</text:p>
      <text:p text:style-name="P4">10 9 8 7 6 5 4 3 2 1 </text:p>
      <text:p text:style-name="P10"/>
      <text:p text:style-name="P6"><text:bookmark text:name="tw-target-text2"/><text:span text:style-name="T8">## </text:span><text:span text:style-name="T7">Anda dapat menggunakan kondisi if dengan kondisi tunggal atau ganda. Blok awal dan akhir dari pernyataan ini ditentukan oleh 'jika' dan 'fi'. Buat file bernama 'simple_if.sh' dengan skrip berikut untuk mengetahui penggunaan pernyataan if di bash. Di sini, 10 ditugaskan ke variabel, n. jika nilai $n kurang dari 10 maka outputnya adalah “Ini adalah angka satu digit”, jika tidak, outputnya adalah “Ini adalah angka dua digit”. Sebagai perbandingan, '-lt' digunakan di sini. Sebagai perbandingan, Anda juga dapat menggunakan '-eq' untuk kesetaraan, '-ne' untuk bukan kesetaraan dan '-gt' untuk lebih besar daripada di skrip bash.</text:span></text:p>
      <text:p text:style-name="P4"/>
      <text:p text:style-name="P19"><text:span text:style-name="T9">7.<text:tab/></text:span>donie@donie-ThinkPad-T430:~$ echo 'user_input.sh'</text:p>
      <text:p text:style-name="P4">user_input.sh</text:p>
      <text:p text:style-name="P4">donie@donie-ThinkPad-T430:~$ nano 'user_input.sh'</text:p>
      <text:p text:style-name="P4"/>
      <text:p text:style-name="P4"/>
      <text:p text:style-name="P4">Use "fg" to return to nano.</text:p>
      <text:p text:style-name="P20"/>
      <text:p text:style-name="P4">[1]+ <text:s/>Stopped <text:s text:c="16"/>nano 'user_input.sh'</text:p>
      <text:p text:style-name="P4">donie@donie-ThinkPad-T430:~$ "fg"</text:p>
      <text:p text:style-name="P4">nano 'user_input.sh'</text:p>
      <text:p text:style-name="P4">donie@donie-ThinkPad-T430:~$ bash user_input.sh</text:p>
      <text:p text:style-name="P4">Enter Your Name</text:p>
      <text:p text:style-name="P4">Donie</text:p>
      <text:p text:style-name="P19"><text:span text:style-name="T16"><text:tab/></text:span><text:span text:style-name="T17">Welcome Donie to LinuxHint</text:span></text:p>
      <text:p text:style-name="P19"><text:span text:style-name="T17"/></text:p>
      <text:p text:style-name="P7"><text:bookmark text:name="tw-target-text3"/><text:span text:style-name="T18">## </text:span>Berbagai jenis kondisi logis dapat digunakan dalam pernyataan if dengan dua atau lebih kondisi. Bagaimana Anda dapat mendefinisikan beberapa kondisi dalam pernyataan if menggunakan logika AND ditunjukkan dalam contoh berikut. '&amp;&amp;' digunakan untuk menerapkan logika AND dari pernyataan if. Buat file bernama 'if_with_AND.sh' untuk memeriksa kode berikut. Di sini, nilai variabel username dan password akan diambil dari pengguna dan dibandingkan dengan 'admin' dan 'rahasia'. Jika kedua nilai cocok maka output akan menjadi "pengguna yang valid", jika tidak, output akan menjadi "pengguna tidak valid".</text:p>
      <text:p text:style-name="P11"/>
      <text:p text:style-name="P18"><text:span text:style-name="T9">8.<text:tab/></text:span>donie@donie-ThinkPad-T430:~$ echo 'if_with_AND.sh'</text:p>
      <text:p text:style-name="P1">if_with_AND.sh</text:p>
      <text:p text:style-name="P1">donie@donie-ThinkPad-T430:~$ nano 'if_with_AND.sh'</text:p>
      <text:p text:style-name="P1"><text:soft-page-break/>donie@donie-ThinkPad-T430:~$ bash if_with_AND.sh</text:p>
      <text:p text:style-name="P1">Enter username</text:p>
      <text:p text:style-name="P1">admin</text:p>
      <text:p text:style-name="P1">Enter password</text:p>
      <text:p text:style-name="P1">1234</text:p>
      <text:p text:style-name="P1">invalid user</text:p>
      <text:p text:style-name="P1">donie@donie-ThinkPad-T430:~$ bash if_with_AND.sh</text:p>
      <text:p text:style-name="P1">Enter username</text:p>
      <text:p text:style-name="P1">admin</text:p>
      <text:p text:style-name="P1">Enter password</text:p>
      <text:p text:style-name="P1">secret</text:p>
      <text:p text:style-name="P1">valid user</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5T14:28:37.028625312</meta:creation-date>
    <dc:date>2022-04-06T12:49:35.154383082</dc:date>
    <meta:editing-duration>PT38M14S</meta:editing-duration>
    <meta:editing-cycles>2</meta:editing-cycles>
    <meta:generator>LibreOffice/6.4.7.2$Linux_X86_64 LibreOffice_project/40$Build-2</meta:generator>
    <meta:document-statistic meta:table-count="0" meta:image-count="0" meta:object-count="0" meta:page-count="3" meta:paragraph-count="79" meta:word-count="627" meta:character-count="5168" meta:non-whitespace-character-count="4594"/>
  </office:meta>
</office:document-meta>
</file>